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b6311" officeooo:paragraph-rsid="001e928c" style:text-blinking="false" style:font-size-asian="12pt" style:font-size-complex="12pt" loext:padding="0cm" loext:border="none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240f87" officeooo:paragraph-rsid="00240f87" style:text-blinking="false" style:font-size-asian="12pt" style:font-size-complex="12pt" loext:padding="0cm" loext:border="none"/>
    </style:style>
    <style:style style:name="P3" style:family="paragraph" style:parent-style-name="Standard">
      <style:text-properties style:font-name="Liberation Serif" fo:font-size="12pt" officeooo:paragraph-rsid="00272a0c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40f87" officeooo:paragraph-rsid="00240f87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40f87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b6311" officeooo:paragraph-rsid="001e928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b6311" officeooo:paragraph-rsid="001b6311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58e08" officeooo:paragraph-rsid="001b631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58e08" officeooo:paragraph-rsid="0019267c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58e08" officeooo:paragraph-rsid="0017712f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d280f" officeooo:paragraph-rsid="001d280f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d280f" officeooo:paragraph-rsid="0028d2d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a7832" officeooo:paragraph-rsid="001a7832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1a7832" style:font-size-asian="12pt" style:font-size-complex="12pt"/>
    </style:style>
    <style:style style:name="T1" style:family="text">
      <style:text-properties officeooo:rsid="00176f9c"/>
    </style:style>
    <style:style style:name="T2" style:family="text">
      <style:text-properties officeooo:rsid="00181d22"/>
    </style:style>
    <style:style style:name="T3" style:family="text">
      <style:text-properties officeooo:rsid="001a7832"/>
    </style:style>
    <style:style style:name="T4" style:family="text">
      <style:text-properties officeooo:rsid="001b6311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6311" style:text-blinking="false" loext:padding="0cm" loext:border="non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40f87" style:text-blinking="false" loext:padding="0cm" loext:border="none"/>
    </style:style>
    <style:style style:name="T8" style:family="text">
      <style:text-properties fo:font-variant="normal" fo:text-transform="none" fo:color="#212121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212121" style:text-line-through-style="none" style:text-line-through-type="none" fo:letter-spacing="normal" fo:language="en" fo:country="US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212121" style:text-line-through-style="none" style:text-line-through-type="none" fo:letter-spacing="normal" fo:language="en" fo:country="US" fo:font-style="normal" style:text-underline-style="none" fo:font-weight="normal" officeooo:rsid="002a2dd7" style:text-blinking="false" loext:padding="0cm" loext:border="none"/>
    </style:style>
    <style:style style:name="T11" style:family="text">
      <style:text-properties fo:font-variant="normal" fo:text-transform="none" fo:color="#212121" fo:letter-spacing="normal" fo:font-style="normal" fo:font-weight="normal"/>
    </style:style>
    <style:style style:name="T12" style:family="text">
      <style:text-properties fo:font-variant="normal" fo:text-transform="none" fo:color="#212121" fo:letter-spacing="normal" fo:language="en" fo:country="US" fo:font-style="normal" fo:font-weight="normal"/>
    </style:style>
    <style:style style:name="T13" style:family="text">
      <style:text-properties fo:font-variant="normal" fo:text-transform="none" fo:color="#212121" fo:letter-spacing="normal" fo:language="ru" fo:country="RU" fo:font-style="normal" fo:font-weight="normal" officeooo:rsid="001a7832"/>
    </style:style>
    <style:style style:name="T14" style:family="text">
      <style:text-properties officeooo:rsid="00240f87"/>
    </style:style>
    <style:style style:name="T15" style:family="text">
      <style:text-properties officeooo:rsid="0028d2d5"/>
    </style:style>
    <style:style style:name="T16" style:family="text">
      <style:text-properties officeooo:rsid="002a2dd7"/>
    </style:style>
    <style:style style:name="T17" style:family="text">
      <style:text-properties officeooo:rsid="002bc659"/>
    </style:style>
    <style:style style:name="T18" style:family="text">
      <style:text-properties officeooo:rsid="0031bb35"/>
    </style:style>
    <style:style style:name="T19" style:family="text">
      <style:text-properties officeooo:rsid="00327d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4">MathOwlet </text:span><text:span text:style-name="T11">is an app for the youngest mathematicians, where they can learn addition and subtraction in a funny way</text:span><text:span text:style-name="T4">. The child selects from three possible answers the correct one for a simple task such as 1+1=? or 3-?=2. It can help itself using abacus, where it assigns the operands and <text:s/>counts the result. </text:span><text:bookmark text:name="tw-target-text"/><text:span text:style-name="T12">In the beginning, the addition tasks come from the number space from 0 to 5, where the unknown is the sum.</text:span><text:span text:style-name="T4"> Thereafter, the subtraction task will be interrogated from the same number space where the unknown is the difference.</text:span><text:span text:style-name="T5"> Further, more complex tasks are asked from the same number space, where the unknown is an addend or subtrahend. Only after all variants from the number space 0 to 5 have been answered, the tasks from the next number space are asked in the order described above.</text:span></text:p>
      <text:p text:style-name="P1"/>
      <text:p text:style-name="P4"><text:span text:style-name="T5">F</text:span><text:span text:style-name="T6">eatures:</text:span></text:p>
      <text:p text:style-name="P5"><text:span text:style-name="T7">- </text:span><text:span text:style-name="T8">Simple, child-friendly UI</text:span></text:p>
      <text:p text:style-name="P5"><text:span text:style-name="T7">- </text:span><text:bookmark text:name="tw-target-text1"/><text:span text:style-name="T9">The state is saved after every correct answer</text:span></text:p>
      <text:p text:style-name="P5"><text:bookmark text:name="tw-target-text2"/><text:span text:style-name="T7">- </text:span><text:bookmark text:name="tw-target-text3"/><text:span text:style-name="T9">Visual and acoustic feedback for the right or wrong answer</text:span></text:p>
      <text:p text:style-name="P5"><text:span text:style-name="T7">- </text:span><text:bookmark text:name="tw-target-text4"/><text:span text:style-name="T9">The correct answer is synchronized with the Abacus</text:span></text:p>
      <text:p text:style-name="P5"><text:span text:style-name="T9">- </text:span><text:span text:style-name="T10">Over 1000 unique tasks</text:span></text:p>
      <text:p text:style-name="P2">- No adds, no in-app purchases</text:p>
      <text:p text:style-name="P1"/>
      <text:p text:style-name="P1"/>
      <text:p text:style-name="P6"/>
      <text:p text:style-name="P7">MathOwlet ist eine App für kleinste Mathematiker, mit der man spielend Addition und Subtra<text:span text:style-name="T18">k</text:span>tion i<text:span text:style-name="T18">m</text:span> Zahlenraum <text:span text:style-name="T18">von 0 </text:span>bis <text:span text:style-name="T18">20</text:span> erlernen kann. Das Kind muss aus drei angebotenen Varianten die richtige Antwort für <text:span text:style-name="T18">eine</text:span> einfache Gleichung wie 1+1=? oder 3-?=2 finden. Als Hilfsmittel kann es <text:span text:style-name="T18">einen</text:span> Aba<text:span text:style-name="T18">k</text:span>us benutzten, wo es z.B. die zu addierende<text:span text:style-name="T18">n</text:span> Mengen angeben und das Ergebnis abzählen kann. Am Anfang werden einfache Additionsaufgaben aus dem Zahlenraum <text:span text:style-name="T18">von 0 </text:span>bis <text:span text:style-name="T18">5</text:span> gestellt, wo die Unbekannte die Summe ist. Danach werden Subtraktionsafgaben aus demselben Zahlenraum abgefragt, wo die Unbekannte die Differenz ist. Weiter werden komplexere Aufgaben aus demselben <text:s/>Zahlenraum gestellt, wo die Unbekannte ein Summand oder <text:span text:style-name="T18">ein </text:span>Substrahend ist. Erst nachdem alle Varianten aus dem Zahlenraum 0 bis 5 beantwortet sind, werden die Aufgaben aus dem nächsten Zahlenraum in der oben beschriebenen Reihenfolge gestellt.</text:p>
      <text:p text:style-name="P8"/>
      <text:p text:style-name="P11">Features:</text:p>
      <text:p text:style-name="P11">- Einfache und kindgerechte Benutzerschnittstelle</text:p>
      <text:p text:style-name="P11">- <text:span text:style-name="T15">Der </text:span>Zustand <text:span text:style-name="T15">wird </text:span>nach jeder <text:span text:style-name="T15">korrekten</text:span> Antwort <text:span text:style-name="T15">gespeichert</text:span></text:p>
      <text:p text:style-name="P11">- Visuelles und akustisches Feedback für <text:span text:style-name="T18">eine</text:span> richtige oder falsche Antwort</text:p>
      <text:p text:style-name="P12">- <text:span text:style-name="T15">Die richtige Antwort wird</text:span> mit dem Aba<text:span text:style-name="T19">k</text:span>us <text:span text:style-name="T15">s</text:span>ynchronis<text:span text:style-name="T15">iert</text:span></text:p>
      <text:p text:style-name="P12">- <text:span text:style-name="T16">Über 1000 verschiedene Aufgaben</text:span></text:p>
      <text:p text:style-name="P11">- Keine Werbung, <text:span text:style-name="T14">k</text:span>eine In-App-Käufe</text:p>
      <text:p text:style-name="P11"/>
      <text:p text:style-name="P9"/>
      <text:p text:style-name="P9"><text:span text:style-name="T4">MathOwlet – э</text:span>то приложение для самых маленьких математиков, позволяющее <text:span text:style-name="T15">легко</text:span> освоить сложение и вычитание в области простых чисел от 0 до 20. <text:span text:style-name="T2">Ребенку предлагается выбрать из трех вариантов правильный ответ на простое уравнение, такое как 1+1=? или 3-?=2. </text:span>В качестве вспомогательного инструмента <text:span text:style-name="T1">ребенок может воспользоваться абаком, где можно, например, количественно отложить операнды и посчитать ответ. В начале ставятся простые задачи на сложение в области чисел от 0 до 5, где неизвестным является сумма. Затем идут задачи на вычетание, тоже в обасти от 0 до 5, где неизвестным является разница. Далее задачи усложняются, где незвестным является уже не сумма, а, например, второе слагаемое или вычитаемое, оставаясь в области от 0 до 5. После того, как ребенок правильно ответил на все варианты задачь в области чисел от 0 до 5, предлагаются задачи из следующей области чисел в последовательности, описанной выше. </text:span></text:p>
      <text:p text:style-name="P10"/>
      <text:p text:style-name="P13"><text:soft-page-break/>Особенности:</text:p>
      <text:p text:style-name="P13">- Простой и удобный инерфейс</text:p>
      <text:p text:style-name="P13">- Сохранение состояния после каждого правильного ответа</text:p>
      <text:p text:style-name="P13">- Звуковой и визуальный отклик на правильный <text:span text:style-name="T15">или </text:span>неправильный ответ</text:p>
      <text:p text:style-name="P13">- Синхронизация абака с правильным ответом</text:p>
      <text:p text:style-name="P13">- <text:span text:style-name="T16">Более 1000 задач</text:span></text:p>
      <text:p text:style-name="P14"><text:span text:style-name="T3">- Отсутствие рекламы, oтсутствие </text:span><text:bookmark text:name="tw-target-text5"/><text:span text:style-name="T13">покупок в приложении</text:span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26:58.964335303</meta:creation-date>
    <dc:date>2018-09-14T18:27:04.311347731</dc:date>
    <meta:editing-duration>PT2H33M56S</meta:editing-duration>
    <meta:editing-cycles>10</meta:editing-cycles>
    <meta:generator>LibreOffice/6.1.0.3$Linux_X86_64 LibreOffice_project/10$Build-3</meta:generator>
    <meta:document-statistic meta:table-count="0" meta:image-count="0" meta:object-count="0" meta:page-count="2" meta:paragraph-count="24" meta:word-count="541" meta:character-count="3457" meta:non-whitespace-character-count="2936"/>
  </office:meta>
</office:document-meta>
</file>